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1a5652" officeooo:paragraph-rsid="001a5652" style:font-size-asian="13.1000003814697pt" style:font-size-complex="15pt"/>
    </style:style>
    <style:style style:name="P2" style:family="paragraph" style:parent-style-name="Standard">
      <style:paragraph-properties fo:text-align="center" style:justify-single-word="false"/>
      <style:text-properties fo:font-size="11pt" officeooo:rsid="001a5652" officeooo:paragraph-rsid="001a5652" style:font-size-asian="9.60000038146973pt" style:font-size-complex="11pt"/>
    </style:style>
    <style:style style:name="P3" style:family="paragraph" style:parent-style-name="Standard">
      <style:paragraph-properties fo:text-align="justify" style:justify-single-word="false"/>
      <style:text-properties fo:font-size="11pt" officeooo:rsid="001a5652" officeooo:paragraph-rsid="001a5652" style:font-size-asian="9.60000038146973pt" style:font-size-complex="11pt"/>
    </style:style>
    <style:style style:name="P4" style:family="paragraph" style:parent-style-name="Standard">
      <style:paragraph-properties fo:text-align="justify" style:justify-single-word="false"/>
      <style:text-properties fo:font-size="11pt" officeooo:rsid="001c0d13" officeooo:paragraph-rsid="001c0d13" style:font-size-asian="9.60000038146973pt" style:font-size-complex="11pt"/>
    </style:style>
    <style:style style:name="P5" style:family="paragraph" style:parent-style-name="Standard">
      <style:paragraph-properties fo:text-align="justify" style:justify-single-word="false"/>
      <style:text-properties fo:font-size="11pt" officeooo:rsid="001df25c" officeooo:paragraph-rsid="001df25c" style:font-size-asian="9.60000038146973pt" style:font-size-complex="11pt"/>
    </style:style>
    <style:style style:name="P6" style:family="paragraph" style:parent-style-name="Standard">
      <style:paragraph-properties fo:text-align="justify" style:justify-single-word="false"/>
      <style:text-properties fo:font-size="11pt" officeooo:rsid="002512ca" officeooo:paragraph-rsid="002512ca" style:font-size-asian="9.60000038146973pt" style:font-size-complex="11pt"/>
    </style:style>
    <style:style style:name="P7" style:family="paragraph" style:parent-style-name="Standard">
      <style:paragraph-properties fo:text-align="justify" style:justify-single-word="false"/>
      <style:text-properties fo:font-size="11pt" officeooo:rsid="0028c6a2" officeooo:paragraph-rsid="0028c6a2" style:font-size-asian="9.60000038146973pt" style:font-size-complex="11pt"/>
    </style:style>
    <style:style style:name="P8" style:family="paragraph" style:parent-style-name="Standard">
      <style:paragraph-properties fo:text-align="justify" style:justify-single-word="false"/>
      <style:text-properties fo:font-size="11pt" officeooo:rsid="002c6646" officeooo:paragraph-rsid="002c6646" style:font-size-asian="9.60000038146973pt" style:font-size-complex="11pt"/>
    </style:style>
    <style:style style:name="P9" style:family="paragraph" style:parent-style-name="Standard">
      <style:paragraph-properties fo:text-align="justify" style:justify-single-word="false"/>
      <style:text-properties fo:font-size="11pt" officeooo:rsid="002eb081" officeooo:paragraph-rsid="002eb081" style:font-size-asian="9.60000038146973pt" style:font-size-complex="11pt"/>
    </style:style>
    <style:style style:name="P10" style:family="paragraph" style:parent-style-name="Standard">
      <style:paragraph-properties fo:text-align="center" style:justify-single-word="false"/>
      <style:text-properties fo:font-size="11pt" officeooo:rsid="002eb081" officeooo:paragraph-rsid="002eb081" style:font-size-asian="9.60000038146973pt" style:font-size-complex="11pt"/>
    </style:style>
    <style:style style:name="P11" style:family="paragraph" style:parent-style-name="Standard">
      <style:paragraph-properties fo:text-align="justify" style:justify-single-word="false"/>
      <style:text-properties fo:font-size="11pt" officeooo:rsid="00308ab0" officeooo:paragraph-rsid="00308ab0" style:font-size-asian="9.60000038146973pt" style:font-size-complex="11pt"/>
    </style:style>
    <style:style style:name="P12" style:family="paragraph" style:parent-style-name="Standard">
      <style:paragraph-properties fo:text-align="justify" style:justify-single-word="false"/>
      <style:text-properties fo:font-size="11pt" officeooo:rsid="0031e33c" officeooo:paragraph-rsid="0031e33c" style:font-size-asian="9.60000038146973pt" style:font-size-complex="11pt"/>
    </style:style>
    <style:style style:name="P13" style:family="paragraph" style:parent-style-name="Standard">
      <style:paragraph-properties fo:text-align="center" style:justify-single-word="false"/>
      <style:text-properties fo:font-size="11pt" officeooo:rsid="0031e33c" officeooo:paragraph-rsid="0031e33c" style:font-size-asian="9.60000038146973pt" style:font-size-complex="11pt"/>
    </style:style>
    <style:style style:name="P14" style:family="paragraph" style:parent-style-name="Standard">
      <style:paragraph-properties fo:text-align="justify" style:justify-single-word="false"/>
      <style:text-properties fo:font-size="11pt" officeooo:rsid="0032ad3a" officeooo:paragraph-rsid="0032ad3a" style:font-size-asian="9.60000038146973pt" style:font-size-complex="11pt"/>
    </style:style>
    <style:style style:name="P15" style:family="paragraph" style:parent-style-name="Standard">
      <style:paragraph-properties fo:text-align="justify" style:justify-single-word="false"/>
      <style:text-properties fo:font-size="11pt" officeooo:rsid="00361358" officeooo:paragraph-rsid="00361358" style:font-size-asian="9.60000038146973pt" style:font-size-complex="11pt"/>
    </style:style>
    <style:style style:name="P16" style:family="paragraph" style:parent-style-name="Standard">
      <style:paragraph-properties fo:text-align="center" style:justify-single-word="false"/>
      <style:text-properties fo:font-size="11pt" officeooo:rsid="00361358" officeooo:paragraph-rsid="00361358" style:font-size-asian="9.60000038146973pt" style:font-size-complex="11pt"/>
    </style:style>
    <style:style style:name="P17" style:family="paragraph" style:parent-style-name="Standard">
      <style:paragraph-properties fo:text-align="justify" style:justify-single-word="false"/>
      <style:text-properties fo:font-size="11pt" officeooo:rsid="0025ceba" officeooo:paragraph-rsid="0025ceba" style:font-size-asian="11pt" style:font-size-complex="11pt"/>
    </style:style>
    <style:style style:name="P18" style:family="paragraph" style:parent-style-name="Standard">
      <style:paragraph-properties fo:text-align="justify" style:justify-single-word="false"/>
      <style:text-properties fo:font-size="11pt" officeooo:rsid="002661ed" officeooo:paragraph-rsid="002661ed" style:font-size-asian="11pt" style:font-size-complex="11pt"/>
    </style:style>
    <style:style style:name="P19" style:family="paragraph" style:parent-style-name="Standard">
      <style:paragraph-properties fo:text-align="justify" style:justify-single-word="false"/>
      <style:text-properties fo:font-size="11pt" officeooo:rsid="0026c708" officeooo:paragraph-rsid="0026c708" style:font-size-asian="11pt" style:font-size-complex="11pt"/>
    </style:style>
    <style:style style:name="P20" style:family="paragraph" style:parent-style-name="Standard">
      <style:paragraph-properties fo:text-align="justify" style:justify-single-word="false"/>
      <style:text-properties fo:font-size="11pt" officeooo:rsid="0028c6a2" officeooo:paragraph-rsid="0028c6a2" style:font-size-asian="11pt" style:font-size-complex="11pt"/>
    </style:style>
    <style:style style:name="P21" style:family="paragraph" style:parent-style-name="Standard">
      <style:paragraph-properties fo:text-align="justify" style:justify-single-word="false"/>
      <style:text-properties fo:font-size="11pt" officeooo:rsid="0029ffcf" officeooo:paragraph-rsid="0029ffcf" style:font-size-asian="11pt" style:font-size-complex="11pt"/>
    </style:style>
    <style:style style:name="P22" style:family="paragraph" style:parent-style-name="Standard">
      <style:paragraph-properties fo:text-align="justify" style:justify-single-word="false"/>
      <style:text-properties fo:font-size="11pt" officeooo:rsid="002aa949" officeooo:paragraph-rsid="002aa949" style:font-size-asian="11pt" style:font-size-complex="11pt"/>
    </style:style>
    <style:style style:name="P23" style:family="paragraph" style:parent-style-name="Standard">
      <style:paragraph-properties fo:text-align="justify" style:justify-single-word="false"/>
      <style:text-properties fo:font-size="11pt" officeooo:rsid="002c5e05" officeooo:paragraph-rsid="002c5e05" style:font-size-asian="11pt" style:font-size-complex="11pt"/>
    </style:style>
    <style:style style:name="P24" style:family="paragraph" style:parent-style-name="Standard">
      <style:paragraph-properties fo:text-align="justify" style:justify-single-word="false"/>
      <style:text-properties fo:font-size="11pt" officeooo:rsid="002c6646" officeooo:paragraph-rsid="002c6646" style:font-size-asian="11pt" style:font-size-complex="11pt"/>
    </style:style>
    <style:style style:name="P25" style:family="paragraph" style:parent-style-name="Standard">
      <style:paragraph-properties fo:text-align="center" style:justify-single-word="false"/>
      <style:text-properties fo:font-size="13pt" officeooo:rsid="002512ca" officeooo:paragraph-rsid="002512ca" style:font-size-asian="11.3500003814697pt" style:font-size-complex="13pt"/>
    </style:style>
    <style:style style:name="P26" style:family="paragraph" style:parent-style-name="Standard">
      <style:paragraph-properties fo:text-align="justify" style:justify-single-word="false"/>
      <style:text-properties fo:font-size="13pt" officeooo:rsid="002512ca" officeooo:paragraph-rsid="002512ca" style:font-size-asian="11.3500003814697pt" style:font-size-complex="13pt"/>
    </style:style>
    <style:style style:name="P27" style:family="paragraph" style:parent-style-name="Standard">
      <style:paragraph-properties fo:text-align="center" style:justify-single-word="false"/>
      <style:text-properties fo:font-size="13pt" officeooo:rsid="0028c6a2" officeooo:paragraph-rsid="0028c6a2" style:font-size-asian="11.3500003814697pt" style:font-size-complex="13pt"/>
    </style:style>
    <style:style style:name="P28" style:family="paragraph" style:parent-style-name="Standard">
      <style:paragraph-properties fo:text-align="center" style:justify-single-word="false"/>
      <style:text-properties fo:font-size="13pt" officeooo:rsid="002c6646" officeooo:paragraph-rsid="002c6646" style:font-size-asian="11.3500003814697pt" style:font-size-complex="13pt"/>
    </style:style>
    <style:style style:name="P29" style:family="paragraph" style:parent-style-name="Standard">
      <style:paragraph-properties fo:text-align="center" style:justify-single-word="false"/>
      <style:text-properties fo:font-size="13pt" officeooo:rsid="002eb081" officeooo:paragraph-rsid="002eb081" style:font-size-asian="11.3500003814697pt" style:font-size-complex="13pt"/>
    </style:style>
    <style:style style:name="P30" style:family="paragraph" style:parent-style-name="Standard">
      <style:paragraph-properties fo:text-align="center" style:justify-single-word="false"/>
      <style:text-properties fo:font-size="13pt" officeooo:rsid="0029ffcf" officeooo:paragraph-rsid="0029ffcf" style:font-size-asian="13pt" style:font-size-complex="13pt"/>
    </style:style>
    <style:style style:name="P31" style:family="paragraph" style:parent-style-name="Standard">
      <style:paragraph-properties fo:text-align="center" style:justify-single-word="false"/>
      <style:text-properties fo:font-size="13pt" officeooo:rsid="002eb081" officeooo:paragraph-rsid="002eb081" style:font-size-asian="13pt" style:font-size-complex="13pt"/>
    </style:style>
    <style:style style:name="P32" style:family="paragraph" style:parent-style-name="Standard">
      <style:paragraph-properties fo:text-align="center" style:justify-single-word="false"/>
      <style:text-properties fo:font-size="13pt" officeooo:rsid="00361358" officeooo:paragraph-rsid="00361358" style:font-size-asian="13pt" style:font-size-complex="13pt"/>
    </style:style>
    <style:style style:name="T1" style:family="text">
      <style:text-properties officeooo:rsid="001c0d13"/>
    </style:style>
    <style:style style:name="T2" style:family="text">
      <style:text-properties officeooo:rsid="00237016"/>
    </style:style>
    <style:style style:name="T3" style:family="text">
      <style:text-properties officeooo:rsid="002aa949"/>
    </style:style>
    <style:style style:name="T4" style:family="text">
      <style:text-properties officeooo:rsid="002e4e24"/>
    </style:style>
    <style:style style:name="T5" style:family="text">
      <style:text-properties officeooo:rsid="0031e33c"/>
    </style:style>
    <style:style style:name="T6" style:family="text">
      <style:text-properties officeooo:rsid="0032ad3a"/>
    </style:style>
    <style:style style:name="T7" style:family="text">
      <style:text-properties officeooo:rsid="00348e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nceitos Iniciais Estrutura de Dados, Arrays e Registros.</text:p>
      <text:p text:style-name="P2">Bruno Dias – DIO 18/02/2022.</text:p>
      <text:p text:style-name="P2"/>
      <text:p text:style-name="P3"/>
      <text:p text:style-name="P3">Aula 01:</text:p>
      <text:p text:style-name="P3">O que é Estrutura de Dados</text:p>
      <text:p text:style-name="P3"/>
      <text:p text:style-name="P3"><text:tab/><text:span text:style-name="T1">É uma estruturas organizadas de dados na memória de um computador ou em qualquer dispositivo de armazenamento, de forma que os dados possam ser utilizados de forma correta.</text:span></text:p>
      <text:p text:style-name="P3"/>
      <text:p text:style-name="P4">Essas estruturas encontram muitas aplicações no desenvolvimento de sistema, sendo que algumas são altamente especializadas e utilizadas em tarefas <text:span text:style-name="T2">específicas</text:span>.</text:p>
      <text:p text:style-name="P4">Usando as estruturas adequadas através de algoritmos, podemos trabalhar com uma grande quantidade de dados, como aplicações em bancos de dados ou serviços de busca.</text:p>
      <text:p text:style-name="P4"/>
      <text:p text:style-name="P4">Algoritmo</text:p>
      <text:p text:style-name="P4"/>
      <text:p text:style-name="P4">Como fazer estas estruturas seja efetiva.</text:p>
      <text:p text:style-name="P4"/>
      <text:p text:style-name="P4">Um Algoritmo é um conjunto de instruções estruturadas e ordenadas, seu objetivo é realizar uma tarefa ou operação <text:span text:style-name="T2">específica</text:span>.</text:p>
      <text:p text:style-name="P4"/>
      <text:p text:style-name="P4">Os algoritmo são utilizados para manipular dados nas estruturas de várias forma.</text:p>
      <text:p text:style-name="P4"/>
      <text:p text:style-name="P5">Em uma estrutura de dados devemos saber como realizar um determinado conjunto de operações básicas, exemplo:</text:p>
      <text:p text:style-name="P5">- inserir dados;</text:p>
      <text:p text:style-name="P5">- excluir dados;</text:p>
      <text:p text:style-name="P5">- localizar um elemento;</text:p>
      <text:p text:style-name="P5">- Percorrer todos os itens constituintes da estrutura p visualizar;</text:p>
      <text:p text:style-name="P5">- Classificar, que se resume em colocar os itens de dados em uma determinada ordem(numérica, alfabética…)</text:p>
      <text:p text:style-name="P5"/>
      <text:p text:style-name="P5">Principais estruturas de dados:</text:p>
      <text:p text:style-name="P5">Vetores e Matrizes</text:p>
      <text:p text:style-name="P5">Registro</text:p>
      <text:p text:style-name="P5"><text:span text:style-name="T2">L</text:span>ista</text:p>
      <text:p text:style-name="P5">Pilha</text:p>
      <text:p text:style-name="P5">Fila</text:p>
      <text:p text:style-name="P5">Árvore</text:p>
      <text:p text:style-name="P5">Tabela de Hash</text:p>
      <text:p text:style-name="P5">Grafos</text:p>
      <text:p text:style-name="P5"/>
      <text:p text:style-name="P6">Aula 02: </text:p>
      <text:p text:style-name="P25">Vetores e Matrizes</text:p>
      <text:p text:style-name="P26"/>
      <text:p text:style-name="P17">Vetores e Matrizes são estruturas de dados simples que podem auxiliar quando há muitas variáveis do mesmo tipo em um algoritmo.</text:p>
      <text:p text:style-name="P17"/>
      <text:p text:style-name="P17">Vetor ou array uni- dimencional é uma variável que armazena vários variáveis do mesmo tipo. O vetor é uma estrutura de dados indexada, que pode armazenas uma determinada quantidade de valores do mesmo tipo.</text:p>
      <text:p text:style-name="P17"/>
      <text:p text:style-name="P18">Matriz ou array multi-dimensional é um vetor de vetores.</text:p>
      <text:p text:style-name="P18">Uma Matriz é um vetor que possui duas ou mais dimensões.</text:p>
      <text:p text:style-name="P19"/>
      <text:p text:style-name="P19"/>
      <text:p text:style-name="P19"><text:soft-page-break/>A Matriz sempre informa primeiro as colunas e depois as linhas exemplo (4 x 3):</text:p>
      <text:p text:style-name="P19">[[2 -1 3 1</text:p>
      <text:p text:style-name="P19"><text:s text:c="3"/>0 -2 5 4</text:p>
      <text:p text:style-name="P19"><text:s text:c="2"/>-3 1 0 6]]</text:p>
      <text:p text:style-name="P19"/>
      <text:p text:style-name="P20">Aula 03</text:p>
      <text:p text:style-name="P27">Registros</text:p>
      <text:p text:style-name="P7"/>
      <text:p text:style-name="P20">Um Registro é uma estrutura que fornece um formato especializado para armazenar informações em memória.</text:p>
      <text:p text:style-name="P20">Enquanto Array nos permitem armazenar vários dados de um único tipo de dados, o recurso de Registro nos permite armazenar mais de um tipo de dado. </text:p>
      <text:p text:style-name="P17"/>
      <text:p text:style-name="P21">O Registro seria algo próximo do dicionario no Python.</text:p>
      <text:p text:style-name="P21"/>
      <text:p text:style-name="P21"/>
      <text:p text:style-name="P21">Aula 04</text:p>
      <text:p text:style-name="P30">Lista</text:p>
      <text:p text:style-name="P21">A Diferença entre lista e array é a de que as listas possuem tamanho <text:span text:style-name="T3">ajustável</text:span>, enquanto arrays possuem tamanho fixo.</text:p>
      <text:p text:style-name="P21">Existem dois tipos de listas:</text:p>
      <text:p text:style-name="P21">- Ligadas;</text:p>
      <text:p text:style-name="P21">- Duplamente Ligadas.</text:p>
      <text:p text:style-name="P21"/>
      <text:p text:style-name="P21">Lista Ligada</text:p>
      <text:p text:style-name="P21">Na estrutura do tipo lista existem os nós <text:span text:style-name="T3">onde cada um dos nó conhece o valor que está sendo armazenado em seu interior além de conhecer o elemento posterior a ele: por isso ela é chamada de lista ligada, pois os nós são amarrados com essa indicação de qual é o próximo nó.</text:span></text:p>
      <text:p text:style-name="P21"/>
      <text:p text:style-name="P22">Lista Duplamente Ligada</text:p>
      <text:p text:style-name="P23">Constituem uma variação das listas ligadas.</text:p>
      <text:p text:style-name="P23">A grande diferença das listas duplamente ligadas para as listas ligadas é que elas são bidirecionais. </text:p>
      <text:p text:style-name="P23">Vimos que naturalmente, não conseguimos “andar para trás” em listas ligadas, pois os nós de uma lista ligada sabem somente quem é o próximo elemento. Nas listas duplamente ligadas, os nós sabem quem é o próximo elemento e também quem é o elemento anterior, o permite a navegação reversa.</text:p>
      <text:p text:style-name="P23"/>
      <text:p text:style-name="P23"/>
      <text:p text:style-name="P24">Aula 05</text:p>
      <text:p text:style-name="P28">Pilhas –<text:span text:style-name="T4"> stack (empilhar)</text:span></text:p>
      <text:p text:style-name="P8"/>
      <text:p text:style-name="P8">O Acesso aos itens de uma pilha é restrito – somente um item pode ser lido ou removido por vez.</text:p>
      <text:p text:style-name="P8">Tipos de Pilhas:</text:p>
      <text:p text:style-name="P8">- LIFO ou UEPS</text:p>
      <text:p text:style-name="P8">- FIFO ou PEPS</text:p>
      <text:p text:style-name="P8"/>
      <text:p text:style-name="P8">LIFO ou UEPS – A estrutura do tipo pilha LIFO (Last in Fist Out) ou UEPS (Último que entra primeiro que sai), apresenta o seguinte critério: o primeiro elemento a ser retirado é o ultimo que tiver sido inserido.</text:p>
      <text:p text:style-name="P8"/>
      <text:p text:style-name="P8">FIFO ou PEPS – A Estrutura do tipo Pliha FIFO (First in First Out) ou PEPS (primeiro que entra primeiro que sai), apresenta o seguinte critério: o primeiro elemento a ser retirado é o primeiro que tiver sido inserido.</text:p>
      <text:p text:style-name="P8"/>
      <text:p text:style-name="P9"/>
      <text:p text:style-name="P9"/>
      <text:p text:style-name="P9"/>
      <text:p text:style-name="P9"/>
      <text:p text:style-name="P9"/>
      <text:p text:style-name="P9"/>
      <text:p text:style-name="P9"><text:soft-page-break/>Aula 06</text:p>
      <text:p text:style-name="P29">Filas</text:p>
      <text:p text:style-name="P9"/>
      <text:p text:style-name="P9">A Estrutura do tipo Fila admite remoção de elementos e inserção de novos sujeita a seguinte regras de operações:</text:p>
      <text:p text:style-name="P9">O elemento removido é o que está na estrutura há mais tempo ou seja, o primeiro objeto inserido na fila é tambem o primeiro a ser removido seguindo o conceito de FIFO.</text:p>
      <text:p text:style-name="P9">A inclusão é no final, por ultimo.</text:p>
      <text:p text:style-name="P9"/>
      <text:p text:style-name="P9">Aula 07</text:p>
      <text:p text:style-name="P9"/>
      <text:p text:style-name="P31">Árvores</text:p>
      <text:p text:style-name="P10"/>
      <text:p text:style-name="P11"><text:span text:style-name="T5">É</text:span> uma estrutura de dados <text:span text:style-name="T5">que organiza seus elementos de forma hierárquica, onde existe um elemento que fica no topo da árvore, chamado de raiz e existem os elementos subordinados a ele, que são chamados de nó ou folhas.</text:span></text:p>
      <text:p text:style-name="P12">Raiz sera sempre o meio de sua lista – variáveis.</text:p>
      <text:p text:style-name="P12">Tem por objetivo facilitar a busca por alguma variável, ele separa ao meio e verifica se o dados esta em qual parte, por varias vezes ate localizar o item , ou não caso não exista. </text:p>
      <text:p text:style-name="P12"/>
      <text:p text:style-name="P12"/>
      <text:p text:style-name="P12">Aula 08</text:p>
      <text:p text:style-name="P13">Tabela Hash – Espalhamento</text:p>
      <text:p text:style-name="P12"/>
      <text:p text:style-name="P14">Uma tabela hash, de dispersão ou espalhamento é uma estrutura de dados especial, que associa chaves de pesquisa aos valores, em uma pesquisa de dados.</text:p>
      <text:p text:style-name="P12"/>
      <text:p text:style-name="P12">Uma tabela hash <text:span text:style-name="T6">é uma generalização da ideia de array, porém utiliza uma função denominada Hashing para espalhar os elementos, fazendo com que os mesmos fiquem de forma não ordenada dentro do “array” que define a tabela.</text:span></text:p>
      <text:p text:style-name="P14">A estrutura não tem classificação.</text:p>
      <text:p text:style-name="P14"/>
      <text:p text:style-name="P14">A tabela hash permite a associação de “valores” a “chaves”.</text:p>
      <text:p text:style-name="P14">Valores: é a posição ou indice onde o elemento se encontra.</text:p>
      <text:p text:style-name="P14">Chave é parte da informação que <text:span text:style-name="T7">compõe</text:span> o elemento a ser manipulado.</text:p>
      <text:p text:style-name="P14"/>
      <text:p text:style-name="P14">Espalhar facilita a busca na <text:span text:style-name="T7">estrutura</text:span> de dados, pois a partir de uma chave podemos acessar de forma rapida uma posição do array.</text:p>
      <text:p text:style-name="P14"/>
      <text:p text:style-name="P15">Aula 09</text:p>
      <text:p text:style-name="P32">Grafos</text:p>
      <text:p text:style-name="P16"/>
      <text:p text:style-name="P15">Grafos são estruturas que permitem programar a relação entre objetos.</text:p>
      <text:p text:style-name="P15">Os objetos são vértices ou “nós” do grafo.</text:p>
      <text:p text:style-name="P15"/>
      <text:p text:style-name="P15">Os relacionamentos são as arestas (ligações).</text:p>
      <text:p text:style-name="P15"/>
      <text:p text:style-name="P15">Podemos fazer qualquer estrutura, qualquer busca, pode ir em qualquer direção de conhecimento.</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18T17:36:12.092000000</meta:creation-date>
    <dc:date>2022-02-20T10:10:10.969000000</dc:date>
    <meta:editing-duration>PT55M6S</meta:editing-duration>
    <meta:editing-cycles>12</meta:editing-cycles>
    <meta:generator>LibreOffice/5.3.5.2$Windows_x86 LibreOffice_project/50d9bf2b0a79cdb85a3814b592608037a682059d</meta:generator>
    <meta:document-statistic meta:table-count="0" meta:image-count="0" meta:object-count="0" meta:page-count="3" meta:paragraph-count="86" meta:word-count="947" meta:character-count="5538" meta:non-whitespace-character-count="4660"/>
  </office:meta>
</office:document-meta>
</file>